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Liberation Serif" fo:font-size="12pt" fo:font-weight="normal" officeooo:rsid="001dbb4d" officeooo:paragraph-rsid="001645bc" style:font-size-asian="12pt" style:font-weight-asian="normal" style:font-size-complex="12pt" style:font-weight-complex="normal"/>
    </style:style>
    <style:style style:name="P2" style:family="paragraph" style:parent-style-name="Standard">
      <style:paragraph-properties style:writing-mode="lr-tb"/>
      <style:text-properties style:font-name="Liberation Serif" fo:font-size="12pt" fo:font-weight="normal" officeooo:rsid="00165b06" officeooo:paragraph-rsid="001645b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style:writing-mode="lr-tb"/>
      <style:text-properties style:font-name="Liberation Serif" fo:font-size="16pt" fo:font-weight="bold" officeooo:rsid="001dbb4d" officeooo:paragraph-rsid="001645bc" style:font-size-asian="14pt" style:font-weight-asian="bold" style:font-size-complex="16pt" style:font-weight-complex="bold"/>
    </style:style>
    <style:style style:name="P4" style:family="paragraph" style:parent-style-name="Standard">
      <style:paragraph-properties style:writing-mode="lr-tb"/>
      <style:text-properties style:font-name="Liberation Serif" fo:font-size="12pt" fo:font-weight="bold" officeooo:rsid="001dbb4d" officeooo:paragraph-rsid="001645bc" style:font-size-asian="12pt" style:font-weight-asian="bold" style:font-size-complex="12pt" style:font-weight-complex="bold"/>
    </style:style>
    <style:style style:name="P5" style:family="paragraph" style:parent-style-name="Standard">
      <style:paragraph-properties style:writing-mode="lr-tb"/>
      <style:text-properties style:font-name="Liberation Serif" fo:font-size="12pt" fo:font-weight="normal" officeooo:rsid="001dbb4d" officeooo:paragraph-rsid="0017b31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style:writing-mode="lr-tb"/>
      <style:text-properties style:font-name="Liberation Serif" fo:font-size="12pt" fo:font-weight="normal" officeooo:rsid="00165b06" officeooo:paragraph-rsid="0017b31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style:writing-mode="lr-tb"/>
      <style:text-properties style:font-name="Liberation Serif" fo:font-size="12pt" fo:font-weight="normal" officeooo:rsid="00308318" officeooo:paragraph-rsid="0017b31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style:writing-mode="lr-tb"/>
      <style:text-properties style:font-name="Liberation Serif" fo:font-size="16pt" fo:font-weight="bold" officeooo:rsid="001dbb4d" officeooo:paragraph-rsid="0017b315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 style:writing-mode="lr-tb"/>
      <style:text-properties style:font-name="Liberation Serif" fo:font-size="16pt" fo:font-weight="bold" officeooo:rsid="001dbb4d" officeooo:paragraph-rsid="0017b315" style:font-size-asian="14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0066" style:font-weight-asian="bold" style:font-weight-complex="bold"/>
    </style:style>
    <style:style style:name="T3" style:family="text">
      <style:text-properties officeooo:rsid="001ec977"/>
    </style:style>
    <style:style style:name="T4" style:family="text">
      <style:text-properties officeooo:rsid="00165b06"/>
    </style:style>
    <style:style style:name="T5" style:family="text">
      <style:text-properties officeooo:rsid="001c0066"/>
    </style:style>
    <style:style style:name="T6" style:family="text">
      <style:text-properties officeooo:rsid="0022910e"/>
    </style:style>
    <style:style style:name="T7" style:family="text">
      <style:text-properties officeooo:rsid="00308318"/>
    </style:style>
    <style:style style:name="T8" style:family="text">
      <style:text-properties officeooo:rsid="0030da56"/>
    </style:style>
    <style:style style:name="T9" style:family="text">
      <style:text-properties officeooo:rsid="003d47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Use case diagram: node deletion <text:span text:style-name="T4">using the environment</text:span><text:span text:style-name="T6"> </text:span></text:p>
      <text:p text:style-name="P8"/>
      <text:p text:style-name="P5"><text:bookmark text:name="page3R_mcid310"/><text:span text:style-name="T1">Description:</text:span><text:bookmark text:name="page3R_mcid410"/> The User deletes requested nodes. By doing so, directly connected edges are deleted<text:bookmark text:name="page3R_mcid510"/><text:line-break/>as well.</text:p>
      <text:p text:style-name="P5"><text:bookmark text:name="page3R_mcid84"/><text:bookmark text:name="page3R_mcid710"/><text:bookmark text:name="page3R_mcid610"/><text:line-break/><text:span text:style-name="T1">Actors:</text:span><text:bookmark text:name="page3R_mcid91"/> The User</text:p>
      <text:p text:style-name="P5"><text:bookmark text:name="page3R_mcid101"/><text:bookmark text:name="page3R_mcid122"/><text:bookmark text:name="page3R_mcid111"/><text:line-break/><text:span text:style-name="T1">Preconditions:</text:span><text:bookmark text:name="page3R_mcid132"/> The <text:span text:style-name="T4">application is running and the</text:span> nodes set is not empty.</text:p>
      <text:p text:style-name="P5"><text:bookmark text:name="page3R_mcid142"/><text:bookmark text:name="page3R_mcid162"/><text:bookmark text:name="page3R_mcid152"/><text:line-break/><text:span text:style-name="T1">Postconditions:</text:span><text:bookmark text:name="page3R_mcid172"/> The set of nodes and set edges of<text:bookmark text:name="page3R_mcid182"/> the Graph are changed.</text:p>
      <text:p text:style-name="P5"><text:bookmark text:name="page3R_mcid192"/><text:bookmark text:name="page3R_mcid212"/><text:bookmark text:name="page3R_mcid202"/><text:line-break/><text:span text:style-name="T1">Main scenario:</text:span></text:p>
      <text:p text:style-name="P5"><text:span text:style-name="T3">1.</text:span><text:bookmark text:name="page3R_mcid701"/><text:bookmark text:name="page3R_mcid691"/><text:bookmark text:name="page3R_mcid681"/><text:span text:style-name="T4">The User clicks on ‘Delete’ tab that is located on the right side of the screen.</text:span></text:p>
      <text:p text:style-name="P6">2. The User clicks on the node they want to delete.</text:p>
      <text:p text:style-name="P7">3. The node that should be deleted is found in the node set.</text:p>
      <text:p text:style-name="P6"><text:span text:style-name="T7">4</text:span>. The edges that connect selected node to other nodes in this graph are deleted from the edge set.</text:p>
      <text:p text:style-name="P7">5. The edges are deleted from the main <text:span text:style-name="T8">window.</text:span></text:p>
      <text:p text:style-name="P6">5. Selected node is removed from the set of nodes.</text:p>
      <text:p text:style-name="P6">6. Selected node <text:span text:style-name="T9">is removed from the Main Window, as well as the list that is located on the left side of the screen.</text:span></text:p>
      <text:p text:style-name="P5"><text:line-break/><text:span text:style-name="T1">A</text:span><text:bookmark text:name="page3R_mcid711"/><text:span text:style-name="T1">lternative scenarios:</text:span><text:bookmark text:name="page3R_mcid7812"/><text:bookmark text:name="page3R_mcid79"/><text:bookmark text:name="page3R_mcid80"/><text:bookmark text:name="page3R_mcid7211"/><text:bookmark text:name="page3R_mcid7311"/><text:span text:style-name="T1">/</text:span></text:p>
      <text:p text:style-name="P5"><text:span text:style-name="T1"/></text:p>
      <text:p text:style-name="P5"><text:span text:style-name="T1">Additional information:</text:span><text:bookmark text:name="page3R_mcid81"/><text:span text:style-name="T1"> </text:span>Non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7T22:23:14.088159389</meta:creation-date>
    <dc:date>2022-12-31T16:08:01.383357610</dc:date>
    <meta:editing-duration>PT1M4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161" meta:character-count="896" meta:non-whitespace-character-count="744"/>
  </office:meta>
</office:document-meta>
</file>